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U(Zelle) / V</text:p>
          </table:table-cell>
          <table:table-cell office:value-type="string" calcext:value-type="string">
            <text:p>s_U(Zelle) / V</text:p>
          </table:table-cell>
          <table:table-cell office:value-type="string" calcext:value-type="string">
            <text:p>U(Strom) / mV</text:p>
          </table:table-cell>
          <table:table-cell office:value-type="string" calcext:value-type="string">
            <text:p>s_U(Strom) / mV</text:p>
          </table:table-cell>
          <table:table-cell office:value-type="string" calcext:value-type="string">
            <text:p>I / mA</text:p>
          </table:table-cell>
          <table:table-cell office:value-type="string" calcext:value-type="string">
            <text:p>s_I / mA</text:p>
          </table:table-cell>
          <table:table-cell/>
          <table:table-cell office:value-type="string" calcext:value-type="string">
            <text:p>T / °C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-1.0008" calcext:value-type="float">
            <text:p>-1,0008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.908" calcext:value-type="float">
            <text:p>-4,908</text:p>
          </table:table-cell>
          <table:table-cell office:value-type="float" office:value="0.002" calcext:value-type="float">
            <text:p>0,002</text:p>
          </table:table-cell>
          <table:table-cell table:formula="of:= [.C2]*10" office:value-type="float" office:value="-49.08" calcext:value-type="float">
            <text:p>-49,08</text:p>
          </table:table-cell>
          <table:table-cell table:formula="of:=[.D2]*10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-0.9267" calcext:value-type="float">
            <text:p>-0,926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.556" calcext:value-type="float">
            <text:p>-4,556</text:p>
          </table:table-cell>
          <table:table-cell office:value-type="float" office:value="0.002" calcext:value-type="float">
            <text:p>0,002</text:p>
          </table:table-cell>
          <table:table-cell table:formula="of:= [.C3]*10" office:value-type="float" office:value="-45.56" calcext:value-type="float">
            <text:p>-45,56</text:p>
          </table:table-cell>
          <table:table-cell table:formula="of:=[.D3]*10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-0.67989" calcext:value-type="float">
            <text:p>-0,6798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.369" calcext:value-type="float">
            <text:p>-3,369</text:p>
          </table:table-cell>
          <table:table-cell office:value-type="float" office:value="0.002" calcext:value-type="float">
            <text:p>0,002</text:p>
          </table:table-cell>
          <table:table-cell table:formula="of:= [.C4]*10" office:value-type="float" office:value="-33.69" calcext:value-type="float">
            <text:p>-33,69</text:p>
          </table:table-cell>
          <table:table-cell table:formula="of:=[.D4]*10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-0.457" calcext:value-type="float">
            <text:p>-0,457</text:p>
          </table:table-cell>
          <table:table-cell office:value-type="float" office:value="0.0005" calcext:value-type="float">
            <text:p>0,0005</text:p>
          </table:table-cell>
          <table:table-cell office:value-type="float" office:value="-2.283" calcext:value-type="float">
            <text:p>-2,283</text:p>
          </table:table-cell>
          <table:table-cell office:value-type="float" office:value="0.002" calcext:value-type="float">
            <text:p>0,002</text:p>
          </table:table-cell>
          <table:table-cell table:formula="of:= [.C5]*10" office:value-type="float" office:value="-22.83" calcext:value-type="float">
            <text:p>-22,83</text:p>
          </table:table-cell>
          <table:table-cell table:formula="of:=[.D5]*10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-0.2881" calcext:value-type="float">
            <text:p>-0,2881</text:p>
          </table:table-cell>
          <table:table-cell office:value-type="float" office:value="0.0005" calcext:value-type="float">
            <text:p>0,0005</text:p>
          </table:table-cell>
          <table:table-cell office:value-type="float" office:value="-1.446" calcext:value-type="float">
            <text:p>-1,446</text:p>
          </table:table-cell>
          <table:table-cell office:value-type="float" office:value="0.002" calcext:value-type="float">
            <text:p>0,002</text:p>
          </table:table-cell>
          <table:table-cell table:formula="of:= [.C6]*10" office:value-type="float" office:value="-14.46" calcext:value-type="float">
            <text:p>-14,46</text:p>
          </table:table-cell>
          <table:table-cell table:formula="of:=[.D6]*10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-0.198" calcext:value-type="float">
            <text:p>-0,198</text:p>
          </table:table-cell>
          <table:table-cell office:value-type="float" office:value="0.0005" calcext:value-type="float">
            <text:p>0,0005</text:p>
          </table:table-cell>
          <table:table-cell office:value-type="float" office:value="-1.003" calcext:value-type="float">
            <text:p>-1,003</text:p>
          </table:table-cell>
          <table:table-cell office:value-type="float" office:value="0.001" calcext:value-type="float">
            <text:p>0,001</text:p>
          </table:table-cell>
          <table:table-cell table:formula="of:= [.C7]*10" office:value-type="float" office:value="-10.03" calcext:value-type="float">
            <text:p>-10,03</text:p>
          </table:table-cell>
          <table:table-cell table:formula="of:=[.D7]*10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-0.0073" calcext:value-type="float">
            <text:p>-0,0073</text:p>
          </table:table-cell>
          <table:table-cell office:value-type="float" office:value="0.0002" calcext:value-type="float">
            <text:p>0,0002</text:p>
          </table:table-cell>
          <table:table-cell office:value-type="float" office:value="-0.367" calcext:value-type="float">
            <text:p>-0,367</text:p>
          </table:table-cell>
          <table:table-cell office:value-type="float" office:value="0.002" calcext:value-type="float">
            <text:p>0,002</text:p>
          </table:table-cell>
          <table:table-cell table:formula="of:= [.C8]*10" office:value-type="float" office:value="-3.67" calcext:value-type="float">
            <text:p>-3,67</text:p>
          </table:table-cell>
          <table:table-cell table:formula="of:=[.D8]*10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-0.0032" calcext:value-type="float">
            <text:p>-0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163" calcext:value-type="float">
            <text:p>-0,163</text:p>
          </table:table-cell>
          <table:table-cell office:value-type="float" office:value="0.002" calcext:value-type="float">
            <text:p>0,002</text:p>
          </table:table-cell>
          <table:table-cell table:formula="of:= [.C9]*10" office:value-type="float" office:value="-1.63" calcext:value-type="float">
            <text:p>-1,63</text:p>
          </table:table-cell>
          <table:table-cell table:formula="of:=[.D9]*10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56" calcext:value-type="float">
            <text:p>0,056</text:p>
          </table:table-cell>
          <table:table-cell office:value-type="float" office:value="0.002" calcext:value-type="float">
            <text:p>0,002</text:p>
          </table:table-cell>
          <table:table-cell table:formula="of:= [.C10]*10" office:value-type="float" office:value="0.56" calcext:value-type="float">
            <text:p>0,56</text:p>
          </table:table-cell>
          <table:table-cell table:formula="of:=[.D10]*10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0.4186" calcext:value-type="float">
            <text:p>0,4186</text:p>
          </table:table-cell>
          <table:table-cell office:value-type="float" office:value="0.0002" calcext:value-type="float">
            <text:p>0,0002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table:formula="of:= [.C11]*10" office:value-type="float" office:value="47.5" calcext:value-type="float">
            <text:p>47,5</text:p>
          </table:table-cell>
          <table:table-cell table:formula="of:=[.D11]*10"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float" office:value="0.4694" calcext:value-type="float">
            <text:p>0,4694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.182" calcext:value-type="float">
            <text:p>10,182</text:p>
          </table:table-cell>
          <table:table-cell office:value-type="float" office:value="0.002" calcext:value-type="float">
            <text:p>0,002</text:p>
          </table:table-cell>
          <table:table-cell table:formula="of:= [.C12]*10" office:value-type="float" office:value="101.82" calcext:value-type="float">
            <text:p>101,82</text:p>
          </table:table-cell>
          <table:table-cell table:formula="of:=[.D12]*10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0.4887" calcext:value-type="float">
            <text:p>0,4887</text:p>
          </table:table-cell>
          <table:table-cell office:value-type="float" office:value="0.0001" calcext:value-type="float">
            <text:p>0,0001</text:p>
          </table:table-cell>
          <table:table-cell office:value-type="float" office:value="14.931" calcext:value-type="float">
            <text:p>14,931</text:p>
          </table:table-cell>
          <table:table-cell office:value-type="float" office:value="0.002" calcext:value-type="float">
            <text:p>0,002</text:p>
          </table:table-cell>
          <table:table-cell table:formula="of:= [.C13]*10" office:value-type="float" office:value="149.31" calcext:value-type="float">
            <text:p>149,31</text:p>
          </table:table-cell>
          <table:table-cell table:formula="of:=[.D13]*10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0.5021" calcext:value-type="float">
            <text:p>0,5021</text:p>
          </table:table-cell>
          <table:table-cell office:value-type="float" office:value="0.0001" calcext:value-type="float">
            <text:p>0,0001</text:p>
          </table:table-cell>
          <table:table-cell office:value-type="float" office:value="19.9" calcext:value-type="float">
            <text:p>19,9</text:p>
          </table:table-cell>
          <table:table-cell office:value-type="float" office:value="0.005" calcext:value-type="float">
            <text:p>0,005</text:p>
          </table:table-cell>
          <table:table-cell table:formula="of:= [.C14]*10" office:value-type="float" office:value="199" calcext:value-type="float">
            <text:p>199</text:p>
          </table:table-cell>
          <table:table-cell table:formula="of:=[.D14]*10"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float" office:value="0.5123" calcext:value-type="float">
            <text:p>0,512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4.95" calcext:value-type="float">
            <text:p>24,95</text:p>
          </table:table-cell>
          <table:table-cell office:value-type="float" office:value="0.003" calcext:value-type="float">
            <text:p>0,003</text:p>
          </table:table-cell>
          <table:table-cell table:formula="of:= [.C15]*10" office:value-type="float" office:value="249.5" calcext:value-type="float">
            <text:p>249,5</text:p>
          </table:table-cell>
          <table:table-cell table:formula="of:=[.D15]*10" office:value-type="float" office:value="0.0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float" office:value="0.50875" calcext:value-type="float">
            <text:p>0,50875</text:p>
          </table:table-cell>
          <table:table-cell office:value-type="float" office:value="0.00003" calcext:value-type="float">
            <text:p>3E-05</text:p>
          </table:table-cell>
          <table:table-cell office:value-type="float" office:value="23.073" calcext:value-type="float">
            <text:p>23,073</text:p>
          </table:table-cell>
          <table:table-cell office:value-type="float" office:value="0.003" calcext:value-type="float">
            <text:p>0,003</text:p>
          </table:table-cell>
          <table:table-cell table:formula="of:= [.C16]*10" office:value-type="float" office:value="230.73" calcext:value-type="float">
            <text:p>230,73</text:p>
          </table:table-cell>
          <table:table-cell table:formula="of:=[.D16]*10" office:value-type="float" office:value="0.0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float" office:value="0.52238" calcext:value-type="float">
            <text:p>0,52238</text:p>
          </table:table-cell>
          <table:table-cell office:value-type="float" office:value="0.00002" calcext:value-type="float">
            <text:p>2E-05</text:p>
          </table:table-cell>
          <table:table-cell office:value-type="float" office:value="31.234" calcext:value-type="float">
            <text:p>31,234</text:p>
          </table:table-cell>
          <table:table-cell office:value-type="float" office:value="0.003" calcext:value-type="float">
            <text:p>0,003</text:p>
          </table:table-cell>
          <table:table-cell table:formula="of:= [.C17]*10" office:value-type="float" office:value="312.34" calcext:value-type="float">
            <text:p>312,34</text:p>
          </table:table-cell>
          <table:table-cell table:formula="of:=[.D17]*10" office:value-type="float" office:value="0.0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float" office:value="0.52894" calcext:value-type="float">
            <text:p>0,52894</text:p>
          </table:table-cell>
          <table:table-cell office:value-type="float" office:value="0.00002" calcext:value-type="float">
            <text:p>2E-05</text:p>
          </table:table-cell>
          <table:table-cell office:value-type="float" office:value="36.117" calcext:value-type="float">
            <text:p>36,117</text:p>
          </table:table-cell>
          <table:table-cell office:value-type="float" office:value="0.003" calcext:value-type="float">
            <text:p>0,003</text:p>
          </table:table-cell>
          <table:table-cell table:formula="of:= [.C18]*10" office:value-type="float" office:value="361.17" calcext:value-type="float">
            <text:p>361,17</text:p>
          </table:table-cell>
          <table:table-cell table:formula="of:=[.D18]*10" office:value-type="float" office:value="0.0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float" office:value="0.53387" calcext:value-type="float">
            <text:p>0,53387</text:p>
          </table:table-cell>
          <table:table-cell office:value-type="float" office:value="0.00002" calcext:value-type="float">
            <text:p>2E-05</text:p>
          </table:table-cell>
          <table:table-cell office:value-type="float" office:value="40.244" calcext:value-type="float">
            <text:p>40,244</text:p>
          </table:table-cell>
          <table:table-cell office:value-type="float" office:value="0.002" calcext:value-type="float">
            <text:p>0,002</text:p>
          </table:table-cell>
          <table:table-cell table:formula="of:= [.C19]*10" office:value-type="float" office:value="402.44" calcext:value-type="float">
            <text:p>402,44</text:p>
          </table:table-cell>
          <table:table-cell table:formula="of:=[.D19]*10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0.54224" calcext:value-type="float">
            <text:p>0,54224</text:p>
          </table:table-cell>
          <table:table-cell office:value-type="float" office:value="0.00002" calcext:value-type="float">
            <text:p>2E-05</text:p>
          </table:table-cell>
          <table:table-cell office:value-type="float" office:value="48.102" calcext:value-type="float">
            <text:p>48,102</text:p>
          </table:table-cell>
          <table:table-cell office:value-type="float" office:value="0.001" calcext:value-type="float">
            <text:p>0,001</text:p>
          </table:table-cell>
          <table:table-cell table:formula="of:= [.C20]*10" office:value-type="float" office:value="481.02" calcext:value-type="float">
            <text:p>481,02</text:p>
          </table:table-cell>
          <table:table-cell table:formula="of:=[.D20]*10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0.54951" calcext:value-type="float">
            <text:p>0,54951</text:p>
          </table:table-cell>
          <table:table-cell office:value-type="float" office:value="0.00002" calcext:value-type="float">
            <text:p>2E-05</text:p>
          </table:table-cell>
          <table:table-cell office:value-type="float" office:value="55.964" calcext:value-type="float">
            <text:p>55,964</text:p>
          </table:table-cell>
          <table:table-cell office:value-type="float" office:value="0.003" calcext:value-type="float">
            <text:p>0,003</text:p>
          </table:table-cell>
          <table:table-cell table:formula="of:= [.C21]*10" office:value-type="float" office:value="559.64" calcext:value-type="float">
            <text:p>559,64</text:p>
          </table:table-cell>
          <table:table-cell table:formula="of:=[.D21]*10" office:value-type="float" office:value="0.0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float" office:value="0.55627" calcext:value-type="float">
            <text:p>0,55627</text:p>
          </table:table-cell>
          <table:table-cell office:value-type="float" office:value="0.00002" calcext:value-type="float">
            <text:p>2E-05</text:p>
          </table:table-cell>
          <table:table-cell office:value-type="float" office:value="64.141" calcext:value-type="float">
            <text:p>64,141</text:p>
          </table:table-cell>
          <table:table-cell office:value-type="float" office:value="0.003" calcext:value-type="float">
            <text:p>0,003</text:p>
          </table:table-cell>
          <table:table-cell table:formula="of:= [.C22]*10" office:value-type="float" office:value="641.41" calcext:value-type="float">
            <text:p>641,41</text:p>
          </table:table-cell>
          <table:table-cell table:formula="of:=[.D22]*10" office:value-type="float" office:value="0.0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float" office:value="0.56822" calcext:value-type="float">
            <text:p>0,56822</text:p>
          </table:table-cell>
          <table:table-cell office:value-type="float" office:value="0.00002" calcext:value-type="float">
            <text:p>2E-05</text:p>
          </table:table-cell>
          <table:table-cell office:value-type="float" office:value="80.37" calcext:value-type="float">
            <text:p>80,37</text:p>
          </table:table-cell>
          <table:table-cell office:value-type="float" office:value="0.002" calcext:value-type="float">
            <text:p>0,002</text:p>
          </table:table-cell>
          <table:table-cell table:formula="of:= [.C23]*10" office:value-type="float" office:value="803.7" calcext:value-type="float">
            <text:p>803,7</text:p>
          </table:table-cell>
          <table:table-cell table:formula="of:=[.D23]*10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0.57827" calcext:value-type="float">
            <text:p>0,57827</text:p>
          </table:table-cell>
          <table:table-cell office:value-type="float" office:value="0.00002" calcext:value-type="float">
            <text:p>2E-05</text:p>
          </table:table-cell>
          <table:table-cell office:value-type="float" office:value="95.889" calcext:value-type="float">
            <text:p>95,889</text:p>
          </table:table-cell>
          <table:table-cell office:value-type="float" office:value="0.003" calcext:value-type="float">
            <text:p>0,003</text:p>
          </table:table-cell>
          <table:table-cell table:formula="of:= [.C24]*10" office:value-type="float" office:value="958.89" calcext:value-type="float">
            <text:p>958,89</text:p>
          </table:table-cell>
          <table:table-cell table:formula="of:=[.D24]*10" office:value-type="float" office:value="0.03" calcext:value-type="float">
            <text:p>0,0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1:14:17.039790377</meta:creation-date>
    <meta:generator>LibreOffice/7.1.5.2$Linux_X86_64 LibreOffice_project/10$Build-2</meta:generator>
    <dc:date>2021-09-06T12:02:36.606939268</dc:date>
    <meta:editing-duration>PT2M35S</meta:editing-duration>
    <meta:editing-cycles>1</meta:editing-cycles>
    <meta:document-statistic meta:table-count="1" meta:cell-count="146" meta:object-count="0"/>
  </office:meta>
</office:document-meta>
</file>